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5-0149</text:span> <text:s text:c="21"/><text:tab/><text:span text:style-name="T1">11/05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43 <text:s text:c="8"/></text:span><text:s/><text:span text:style-name="T3">Horas Senior Developer<text:line-break/>(De 26/04/2015 a 10/05/2015)<text:tab/><text:tab/><text:tab/><text:tab/><text:tab/><text:tab/><text:tab/><text:tab/>$ 18<text:tab/><text:tab/>$ 774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774.00<text:tab/><text:tab/><text:tab/><text:tab/><text:tab/><text:tab/><text:tab/><text:tab/><text:tab/><text:tab/><text:tab/><text:tab/><text:tab/> <text:s text:c="3"/>774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